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全真中仿宋" svg:font-family="全真中仿宋, 新細明體" style:font-family-generic="modern"/>
    <style:font-face style:name="文鼎粗黑" svg:font-family="文鼎粗黑, 'Arial Unicode MS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 style:master-page-name="Standard">
      <style:table-properties style:width="16.828cm" fo:margin-left="-0.079cm" style:page-number="auto" table:align="left" style:writing-mode="lr-tb"/>
    </style:style>
    <style:style style:name="表格1.A" style:family="table-column">
      <style:table-column-properties style:column-width="3.228cm"/>
    </style:style>
    <style:style style:name="表格1.B" style:family="table-column">
      <style:table-column-properties style:column-width="4.577cm"/>
    </style:style>
    <style:style style:name="表格1.C" style:family="table-column">
      <style:table-column-properties style:column-width="2.408cm"/>
    </style:style>
    <style:style style:name="表格1.D" style:family="table-column">
      <style:table-column-properties style:column-width="6.615cm"/>
    </style:style>
    <style:style style:name="表格1.1" style:family="table-row">
      <style:table-row-properties style:min-row-height="1.166cm" fo:keep-together="auto"/>
    </style:style>
    <style:style style:name="表格1.A1" style:family="table-cell">
      <style:table-cell-properties style:vertical-align="middle" style:border-line-width-left="0.026cm 0.026cm 0.053cm" style:border-line-width-top="0.026cm 0.026cm 0.053cm" fo:padding-left="0.049cm" fo:padding-right="0.049cm" fo:padding-top="0cm" fo:padding-bottom="0cm" fo:border-left="3pt double #666699" fo:border-right="none" fo:border-top="3pt double #666699" fo:border-bottom="0.5pt solid #808080" style:writing-mode="lr-tb"/>
    </style:style>
    <style:style style:name="表格1.B1" style:family="table-cell">
      <style:table-cell-properties style:vertical-align="top" style:border-line-width-top="0.026cm 0.026cm 0.053cm" fo:padding-left="0.049cm" fo:padding-right="0.049cm" fo:padding-top="0cm" fo:padding-bottom="0cm" fo:border-left="0.5pt solid #808080" fo:border-right="none" fo:border-top="3pt double #666699" fo:border-bottom="0.5pt solid #808080" style:writing-mode="lr-tb"/>
    </style:style>
    <style:style style:name="表格1.C1" style:family="table-cell">
      <style:table-cell-properties style:vertical-align="middle" style:border-line-width-top="0.026cm 0.026cm 0.053cm" fo:padding-left="0.049cm" fo:padding-right="0.049cm" fo:padding-top="0cm" fo:padding-bottom="0cm" fo:border-left="0.5pt solid #808080" fo:border-right="none" fo:border-top="3pt double #666699" fo:border-bottom="0.5pt solid #808080" style:writing-mode="lr-tb"/>
    </style:style>
    <style:style style:name="表格1.D1" style:family="table-cell">
      <style:table-cell-properties style:vertical-align="top" style:border-line-width-right="0.026cm 0.026cm 0.053cm" style:border-line-width-top="0.026cm 0.026cm 0.053cm" fo:padding-left="0.049cm" fo:padding-right="0.049cm" fo:padding-top="0cm" fo:padding-bottom="0cm" fo:border-left="0.5pt solid #808080" fo:border-right="3pt double #666699" fo:border-top="3pt double #666699" fo:border-bottom="0.5pt solid #808080" style:writing-mode="lr-tb"/>
    </style:style>
    <style:style style:name="表格1.2" style:family="table-row">
      <style:table-row-properties style:min-row-height="0.196cm" fo:keep-together="always"/>
    </style:style>
    <style:style style:name="表格1.A2" style:family="table-cell">
      <style:table-cell-properties style:vertical-align="middle" style:border-line-width-left="0.026cm 0.026cm 0.053cm" fo:padding-left="0.049cm" fo:padding-right="0.049cm" fo:padding-top="0cm" fo:padding-bottom="0cm" fo:border-left="3pt double #666699" fo:border-right="none" fo:border-top="0.5pt solid #808080" fo:border-bottom="0.5pt solid #80808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5pt solid #808080" fo:border-right="none" fo:border-top="0.5pt solid #808080" fo:border-bottom="0.5pt solid #808080" style:writing-mode="lr-tb"/>
    </style:style>
    <style:style style:name="表格1.C2" style:family="table-cell">
      <style:table-cell-properties style:vertical-align="middle" fo:padding-left="0.049cm" fo:padding-right="0.049cm" fo:padding-top="0cm" fo:padding-bottom="0cm" fo:border-left="0.5pt solid #808080" fo:border-right="none" fo:border-top="0.5pt solid #808080" fo:border-bottom="0.5pt solid #808080" style:writing-mode="lr-tb"/>
    </style:style>
    <style:style style:name="表格1.D2" style:family="table-cell">
      <style:table-cell-properties style:vertical-align="middle" style:border-line-width-right="0.026cm 0.026cm 0.053cm" fo:padding-left="0.049cm" fo:padding-right="0.049cm" fo:padding-top="0cm" fo:padding-bottom="0cm" fo:border-left="0.5pt solid #808080" fo:border-right="3pt double #666699" fo:border-top="0.5pt solid #808080" fo:border-bottom="0.5pt solid #808080" style:writing-mode="lr-tb"/>
    </style:style>
    <style:style style:name="表格1.A3" style:family="table-cell">
      <style:table-cell-properties style:vertical-align="top" style:border-line-width-left="0.026cm 0.026cm 0.053cm" fo:padding-left="0.049cm" fo:padding-right="0.049cm" fo:padding-top="0cm" fo:padding-bottom="0cm" fo:border-left="3pt double #666699" fo:border-right="none" fo:border-top="0.5pt solid #808080" fo:border-bottom="0.5pt solid #808080" style:writing-mode="lr-tb"/>
    </style:style>
    <style:style style:name="表格1.5" style:family="table-row">
      <style:table-row-properties style:min-row-height="3.103cm" fo:keep-together="auto"/>
    </style:style>
    <style:style style:name="表格1.B5" style:family="table-cell">
      <style:table-cell-properties style:vertical-align="top" style:border-line-width-right="0.026cm 0.026cm 0.053cm" fo:padding-left="0.049cm" fo:padding-right="0.049cm" fo:padding-top="0cm" fo:padding-bottom="0cm" fo:border-left="0.5pt solid #808080" fo:border-right="3pt double #666699" fo:border-top="0.5pt solid #808080" fo:border-bottom="0.5pt solid #808080" style:writing-mode="lr-tb"/>
    </style:style>
    <style:style style:name="表格1.6" style:family="table-row">
      <style:table-row-properties style:min-row-height="0.653cm" fo:keep-together="auto"/>
    </style:style>
    <style:style style:name="表格1.8" style:family="table-row">
      <style:table-row-properties style:min-row-height="0.647cm" fo:keep-together="auto"/>
    </style:style>
    <style:style style:name="表格1.A8" style:family="table-cell">
      <style:table-cell-properties style:vertical-align="middle" style:border-line-width-left="0.026cm 0.026cm 0.053cm" style:border-line-width-bottom="0.026cm 0.026cm 0.053cm" fo:padding-left="0.049cm" fo:padding-right="0.049cm" fo:padding-top="0cm" fo:padding-bottom="0cm" fo:border-left="3pt double #666699" fo:border-right="none" fo:border-top="0.5pt solid #808080" fo:border-bottom="3pt double #666699" style:writing-mode="lr-tb"/>
    </style:style>
    <style:style style:name="表格1.B8" style:family="table-cell">
      <style:table-cell-properties style:vertical-align="top" style:border-line-width-right="0.026cm 0.026cm 0.053cm" style:border-line-width-bottom="0.026cm 0.026cm 0.053cm" fo:padding-left="0.049cm" fo:padding-right="0.049cm" fo:padding-top="0cm" fo:padding-bottom="0cm" fo:border-left="0.5pt solid #808080" fo:border-right="3pt double #666699" fo:border-top="0.5pt solid #808080" fo:border-bottom="3pt double #666699" style:writing-mode="lr-tb"/>
    </style:style>
    <style:style style:name="表格2" style:family="table">
      <style:table-properties style:width="15.448cm" table:align="left" style:writing-mode="lr-tb"/>
    </style:style>
    <style:style style:name="表格2.A" style:family="table-column">
      <style:table-column-properties style:column-width="7.038cm"/>
    </style:style>
    <style:style style:name="表格2.B" style:family="table-column">
      <style:table-column-properties style:column-width="8.41cm"/>
    </style:style>
    <style:style style:name="表格2.1" style:family="table-row">
      <style:table-row-properties style:min-row-height="1.224cm" fo:keep-together="auto"/>
    </style:style>
    <style:style style:name="表格2.A1" style:family="table-cell">
      <style:table-cell-properties style:vertical-align="middle" fo:background-color="#dfdfdf" style:border-line-width-left="0.018cm 0.018cm 0.018cm" style:border-line-width-right="0.018cm 0.018cm 0.018cm" style:border-line-width-top="0.018cm 0.018cm 0.018cm" fo:padding-left="0.191cm" fo:padding-right="0.191cm" fo:padding-top="0cm" fo:padding-bottom="0cm" fo:border-left="1.5pt double #000080" fo:border-right="1.5pt double #000080" fo:border-top="1.5pt double #000080" fo:border-bottom="0.5pt solid #808080" style:writing-mode="lr-tb">
        <style:background-image/>
      </style:table-cell-properties>
    </style:style>
    <style:style style:name="表格2.2" style:family="table-row">
      <style:table-row-properties fo:keep-together="auto"/>
    </style:style>
    <style:style style:name="表格2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80" fo:border-right="none" fo:border-top="0.5pt solid #808080" fo:border-bottom="0.5pt solid #808080" style:writing-mode="lr-tb"/>
    </style:style>
    <style:style style:name="表格2.B2" style:family="table-cell">
      <style:table-cell-properties style:vertical-align="top" style:border-line-width-right="0.018cm 0.018cm 0.018cm" fo:padding-left="0.191cm" fo:padding-right="0.191cm" fo:padding-top="0cm" fo:padding-bottom="0cm" fo:border-left="0.5pt solid #808080" fo:border-right="1.5pt double #000080" fo:border-top="0.5pt solid #808080" fo:border-bottom="0.5pt solid #808080" style:writing-mode="lr-tb"/>
    </style:style>
    <style:style style:name="表格2.A3" style:family="table-cell">
      <style:table-cell-properties style:vertical-align="top" style:border-line-width-left="0.018cm 0.018cm 0.018cm" fo:padding-left="0.191cm" fo:padding-right="0.191cm" fo:padding-top="0cm" fo:padding-bottom="0cm" fo:border-left="1.5pt double #000080" fo:border-right="none" fo:border-top="0.5pt solid #808080" fo:border-bottom="0.5pt solid #808080" style:writing-mode="lr-tb"/>
    </style:style>
    <style:style style:name="表格2.B3" style:family="table-cell">
      <style:table-cell-properties style:vertical-align="top" style:border-line-width-right="0.018cm 0.018cm 0.018cm" fo:padding-left="0.191cm" fo:padding-right="0.191cm" fo:padding-top="0cm" fo:padding-bottom="0cm" fo:border-left="0.5pt solid #808080" fo:border-right="1.5pt double #000080" fo:border-top="0.5pt solid #808080" fo:border-bottom="0.5pt solid #808080" style:writing-mode="lr-tb"/>
    </style:style>
    <style:style style:name="表格2.A4" style:family="table-cell">
      <style:table-cell-properties style:vertical-align="top" style:border-line-width-left="0.018cm 0.018cm 0.018cm" fo:padding-left="0.191cm" fo:padding-right="0.191cm" fo:padding-top="0cm" fo:padding-bottom="0cm" fo:border-left="1.5pt double #000080" fo:border-right="none" fo:border-top="0.5pt solid #808080" fo:border-bottom="0.5pt solid #808080" style:writing-mode="lr-tb"/>
    </style:style>
    <style:style style:name="表格2.B4" style:family="table-cell">
      <style:table-cell-properties style:vertical-align="top" style:border-line-width-right="0.018cm 0.018cm 0.018cm" fo:padding-left="0.191cm" fo:padding-right="0.191cm" fo:padding-top="0cm" fo:padding-bottom="0cm" fo:border-left="0.5pt solid #808080" fo:border-right="1.5pt double #000080" fo:border-top="0.5pt solid #808080" fo:border-bottom="0.5pt solid #808080" style:writing-mode="lr-tb"/>
    </style:style>
    <style:style style:name="表格2.A5" style:family="table-cell">
      <style:table-cell-properties style:vertical-align="top" style:border-line-width-left="0.018cm 0.018cm 0.018cm" style:border-line-width-bottom="0.018cm 0.018cm 0.018cm" fo:padding-left="0.191cm" fo:padding-right="0.191cm" fo:padding-top="0cm" fo:padding-bottom="0cm" fo:border-left="1.5pt double #000080" fo:border-right="none" fo:border-top="0.5pt solid #808080" fo:border-bottom="1.5pt double #000080" style:writing-mode="lr-tb"/>
    </style:style>
    <style:style style:name="表格2.B5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5pt solid #808080" fo:border-right="1.5pt double #000080" fo:border-top="0.5pt solid #808080" fo:border-bottom="1.5pt double #000080" style:writing-mode="lr-tb"/>
    </style:style>
    <style:style style:name="表格3" style:family="table">
      <style:table-properties style:width="15.418cm" table:align="left" style:writing-mode="lr-tb"/>
    </style:style>
    <style:style style:name="表格3.A" style:family="table-column">
      <style:table-column-properties style:column-width="3.067cm"/>
    </style:style>
    <style:style style:name="表格3.B" style:family="table-column">
      <style:table-column-properties style:column-width="1.886cm"/>
    </style:style>
    <style:style style:name="表格3.C" style:family="table-column">
      <style:table-column-properties style:column-width="4.128cm"/>
    </style:style>
    <style:style style:name="表格3.D" style:family="table-column">
      <style:table-column-properties style:column-width="6.338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style:border-line-width-left="0.079cm 0.079cm 0.079cm" style:border-line-width-right="0.079cm 0.079cm 0.079cm" style:border-line-width-top="0.079cm 0.079cm 0.079cm" fo:padding-left="0.191cm" fo:padding-right="0.191cm" fo:padding-top="0cm" fo:padding-bottom="0cm" fo:border-left="6.75pt double #000000" fo:border-right="6.75pt double #000000" fo:border-top="6.75pt double #000000" fo:border-bottom="0.5pt solid #000000" style:writing-mode="lr-tb"/>
    </style:style>
    <style:style style:name="表格3.A2" style:family="table-cell">
      <style:table-cell-properties style:vertical-align="top" style:border-line-width-left="0.079cm 0.079cm 0.079cm" fo:padding-left="0.191cm" fo:padding-right="0.191cm" fo:padding-top="0cm" fo:padding-bottom="0cm" fo:border-left="6.75pt double #000000" fo:border-right="none" fo:border-top="0.5pt solid #000000" fo:border-bottom="0.5pt solid #000000" style:writing-mode="lr-tb"/>
    </style:style>
    <style:style style:name="表格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2" style:family="table-cell">
      <style:table-cell-properties style:vertical-align="top" style:border-line-width-right="0.079cm 0.079cm 0.079cm" fo:padding-left="0.191cm" fo:padding-right="0.191cm" fo:padding-top="0cm" fo:padding-bottom="0cm" fo:border-left="0.5pt solid #000000" fo:border-right="6.75pt double #000000" fo:border-top="0.5pt solid #000000" fo:border-bottom="0.5pt solid #000000" style:writing-mode="lr-tb"/>
    </style:style>
    <style:style style:name="表格3.A18" style:family="table-cell">
      <style:table-cell-properties style:vertical-align="top" style:border-line-width-left="0.079cm 0.079cm 0.079cm" style:border-line-width-bottom="0.079cm 0.079cm 0.079cm" fo:padding-left="0.191cm" fo:padding-right="0.191cm" fo:padding-top="0cm" fo:padding-bottom="0cm" fo:border-left="6.75pt double #000000" fo:border-right="none" fo:border-top="0.5pt solid #000000" fo:border-bottom="6.75pt double #000000" style:writing-mode="lr-tb"/>
    </style:style>
    <style:style style:name="表格3.B18" style:family="table-cell">
      <style:table-cell-properties style:vertical-align="top" style:border-line-width-bottom="0.079cm 0.079cm 0.079cm" fo:padding-left="0.191cm" fo:padding-right="0.191cm" fo:padding-top="0cm" fo:padding-bottom="0cm" fo:border-left="0.5pt solid #000000" fo:border-right="none" fo:border-top="0.5pt solid #000000" fo:border-bottom="6.75pt double #000000" style:writing-mode="lr-tb"/>
    </style:style>
    <style:style style:name="表格3.D18" style:family="table-cell">
      <style:table-cell-properties style:vertical-align="top" style:border-line-width-right="0.079cm 0.079cm 0.079cm" style:border-line-width-bottom="0.079cm 0.079cm 0.079cm" fo:padding-left="0.191cm" fo:padding-right="0.191cm" fo:padding-top="0cm" fo:padding-bottom="0cm" fo:border-left="0.5pt solid #000000" fo:border-right="6.75pt double #000000" fo:border-top="0.5pt solid #000000" fo:border-bottom="6.75pt double #000000" style:writing-mode="lr-tb"/>
    </style:style>
    <style:style style:name="P1" style:family="paragraph" style:parent-style-name="Text_20_body">
      <style:text-properties fo:font-size="12pt" style:font-name-asian="標楷體" style:font-size-asian="12pt" style:font-name-complex="標楷體"/>
    </style:style>
    <style:style style:name="P2" style:family="paragraph" style:parent-style-name="Header">
      <style:paragraph-properties fo:line-height="25%" style:snap-to-layout-grid="false"/>
      <style:text-properties style:font-name-asian="Times New Roman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-asian="標楷體"/>
    </style:style>
    <style:style style:name="P7" style:family="paragraph" style:parent-style-name="Standard">
      <style:paragraph-properties style:snap-to-layout-grid="false"/>
      <style:text-properties style:font-name-asian="標楷體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-asian="標楷體"/>
    </style:style>
    <style:style style:name="P9" style:family="paragraph" style:parent-style-name="Standard">
      <style:paragraph-properties fo:text-align="center" style:justify-single-word="false"/>
      <style:text-properties style:font-name-asian="標楷體" style:font-name-complex="標楷體"/>
    </style:style>
    <style:style style:name="P10" style:family="paragraph" style:parent-style-name="Standard">
      <style:paragraph-properties fo:text-align="center" style:justify-single-word="false"/>
      <style:text-properties style:font-name-asian="標楷體" style:font-name-complex="標楷體"/>
    </style:style>
    <style:style style:name="P11" style:family="paragraph" style:parent-style-name="Standard">
      <style:paragraph-properties fo:text-align="center" style:justify-single-word="false"/>
      <style:text-properties style:font-name-asian="標楷體" style:font-name-complex="標楷體"/>
    </style:style>
    <style:style style:name="P12" style:family="paragraph" style:parent-style-name="Standard">
      <style:paragraph-properties style:snap-to-layout-grid="false"/>
      <style:text-properties style:font-name-asian="標楷體"/>
    </style:style>
    <style:style style:name="P13" style:family="paragraph" style:parent-style-name="Standard">
      <style:paragraph-properties fo:text-align="center" style:justify-single-word="false"/>
      <style:text-properties style:font-name-asian="標楷體"/>
    </style:style>
    <style:style style:name="P14" style:family="paragraph" style:parent-style-name="Standard">
      <style:text-properties style:font-name-asian="標楷體"/>
    </style:style>
    <style:style style:name="P15" style:family="paragraph" style:parent-style-name="Standard">
      <style:paragraph-properties style:snap-to-layout-grid="false"/>
      <style:text-properties style:font-name-asian="標楷體"/>
    </style:style>
    <style:style style:name="P16" style:family="paragraph" style:parent-style-name="Standard">
      <style:paragraph-properties fo:text-align="justify" style:justify-single-word="false"/>
      <style:text-properties style:font-name-asian="標楷體"/>
    </style:style>
    <style:style style:name="P17" style:family="paragraph" style:parent-style-name="Standard">
      <style:paragraph-properties fo:text-align="end" style:justify-single-word="false"/>
      <style:text-properties style:font-name-asian="標楷體"/>
    </style:style>
    <style:style style:name="P18" style:family="paragraph" style:parent-style-name="Standard">
      <style:paragraph-properties style:snap-to-layout-grid="false"/>
      <style:text-properties fo:font-size="12pt" style:font-name-asian="標楷體" style:font-size-asian="12pt"/>
    </style:style>
    <style:style style:name="P19" style:family="paragraph" style:parent-style-name="Standard">
      <style:paragraph-properties fo:text-align="end" style:justify-single-word="false"/>
      <style:text-properties style:font-name-asian="文鼎粗黑"/>
    </style:style>
    <style:style style:name="P20" style:family="paragraph" style:parent-style-name="Standard">
      <style:paragraph-properties fo:text-align="end" style:justify-single-word="false"/>
      <style:text-properties style:font-name-asian="文鼎粗黑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style:font-name-asian="標楷體"/>
    </style:style>
    <style:style style:name="P22" style:family="paragraph" style:parent-style-name="Standard">
      <style:paragraph-properties fo:text-align="justify" style:justify-single-word="false"/>
      <style:text-properties style:font-name-asian="Times New Roman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WW8Num2">
      <style:paragraph-properties fo:text-align="justify" style:justify-single-word="false"/>
    </style:style>
    <style:style style:name="P26" style:family="paragraph" style:parent-style-name="Standard">
      <style:paragraph-properties fo:line-height="0.423cm" fo:text-align="center" style:justify-single-word="false" style:text-autospace="none" style:snap-to-layout-grid="false"/>
    </style:style>
    <style:style style:name="P27" style:family="paragraph" style:parent-style-name="Standard">
      <style:paragraph-properties style:line-height-at-least="0.106cm" fo:text-align="center" style:justify-single-word="false"/>
    </style:style>
    <style:style style:name="P28" style:family="paragraph" style:parent-style-name="Standard">
      <style:paragraph-properties style:line-height-at-least="0.106cm" fo:text-align="center" style:justify-single-word="false"/>
      <style:text-properties fo:font-size="14pt" style:font-name-asian="標楷體" style:font-size-asian="14pt" style:font-name-complex="標楷體" style:font-size-complex="14pt"/>
    </style:style>
    <style:style style:name="P29" style:family="paragraph" style:parent-style-name="Standard">
      <style:paragraph-properties style:line-height-at-least="0.106cm" fo:text-align="justify" style:justify-single-word="false" style:snap-to-layout-grid="false"/>
      <style:text-properties fo:font-size="14pt" style:font-name-asian="標楷體" style:font-size-asian="14pt" style:font-size-complex="14pt"/>
    </style:style>
    <style:style style:name="P30" style:family="paragraph" style:parent-style-name="Standard">
      <style:paragraph-properties style:line-height-at-least="0.106cm" fo:text-align="center" style:justify-single-word="false"/>
      <style:text-properties fo:font-size="16pt" fo:font-weight="bold" style:font-name-asian="標楷體" style:font-size-asian="16pt" style:font-weight-asian="bold" style:font-name-complex="標楷體" style:font-size-complex="16pt"/>
    </style:style>
    <style:style style:name="P31" style:family="paragraph" style:parent-style-name="Standard">
      <style:paragraph-properties fo:margin-left="0cm" fo:margin-right="0cm" fo:text-indent="0.212cm" style:auto-text-indent="false"/>
    </style:style>
    <style:style style:name="P32" style:family="paragraph" style:parent-style-name="Standard">
      <style:paragraph-properties fo:margin-left="0cm" fo:margin-right="0cm" fo:text-indent="0.212cm" style:auto-text-indent="false" style:snap-to-layout-grid="false"/>
      <style:text-properties style:font-name-asian="標楷體" style:font-name-complex="標楷體"/>
    </style:style>
    <style:style style:name="P33" style:family="paragraph" style:parent-style-name="Standard">
      <style:paragraph-properties fo:margin-left="0cm" fo:margin-right="0cm" fo:text-indent="0.176cm" style:auto-text-indent="false"/>
      <style:text-properties fo:color="#a6a6a6" fo:font-size="10pt" style:font-name-asian="標楷體" style:font-size-asian="10pt" style:font-name-complex="標楷體" style:font-size-complex="10pt"/>
    </style:style>
    <style:style style:name="P34" style:family="paragraph" style:parent-style-name="Standard">
      <style:paragraph-properties fo:margin-left="0cm" fo:margin-right="-1.3cm" fo:margin-top="0.212cm" fo:margin-bottom="0cm" loext:contextual-spacing="false" fo:text-align="justify" style:justify-single-word="false" fo:text-indent="0cm" style:auto-text-indent="false" style:text-autospace="none" style:snap-to-layout-grid="false"/>
      <style:text-properties fo:font-size="14pt" fo:font-weight="bold" style:font-name-asian="標楷體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-1.3cm" fo:margin-top="0.212cm" fo:margin-bottom="0cm" loext:contextual-spacing="false" fo:text-align="justify" style:justify-single-word="false" fo:text-indent="0cm" style:auto-text-indent="false" style:text-autospace="none" style:snap-to-layout-grid="false"/>
      <style:text-properties style:font-name-asian="標楷體"/>
    </style:style>
    <style:style style:name="P36" style:family="paragraph" style:parent-style-name="Standard">
      <style:paragraph-properties fo:margin-left="0cm" fo:margin-right="-1.3cm" fo:margin-top="0.212cm" fo:margin-bottom="0cm" loext:contextual-spacing="false" fo:text-align="justify" style:justify-single-word="false" fo:text-indent="0cm" style:auto-text-indent="false" style:text-autospace="none" style:snap-to-layout-grid="false"/>
      <style:text-properties fo:color="#808080" style:font-name-asian="標楷體"/>
    </style:style>
    <style:style style:name="P37" style:family="paragraph" style:parent-style-name="Standard">
      <style:paragraph-properties fo:margin-left="0cm" fo:margin-right="-1.3cm" fo:margin-top="0.212cm" fo:margin-bottom="0cm" loext:contextual-spacing="false" fo:text-indent="0cm" style:auto-text-indent="false" style:text-autospace="none" style:snap-to-layout-grid="false"/>
      <style:text-properties fo:color="#808080" style:font-name-asian="標楷體"/>
    </style:style>
    <style:style style:name="P38" style:family="paragraph" style:parent-style-name="Standard">
      <style:paragraph-properties fo:margin-left="0cm" fo:margin-right="-1.3cm" fo:margin-top="0.212cm" fo:margin-bottom="0cm" loext:contextual-spacing="false" fo:line-height="0.423cm" fo:text-align="center" style:justify-single-word="false" fo:text-indent="0cm" style:auto-text-indent="false" style:text-autospace="none" style:snap-to-layout-grid="false"/>
      <style:text-properties fo:color="#808080" style:font-name-asian="標楷體"/>
    </style:style>
    <style:style style:name="P39" style:family="paragraph" style:parent-style-name="Standard">
      <style:paragraph-properties fo:margin-left="0cm" fo:margin-right="-1.3cm" fo:margin-top="0.212cm" fo:margin-bottom="0cm" loext:contextual-spacing="false" fo:text-align="justify" style:justify-single-word="false" fo:text-indent="0cm" style:auto-text-indent="false" style:text-autospace="none" style:snap-to-layout-grid="false"/>
      <style:text-properties fo:color="#808080" fo:font-size="11pt" style:font-name-asian="標楷體" style:font-size-asian="11pt" style:font-size-complex="11pt"/>
    </style:style>
    <style:style style:name="P40" style:family="paragraph" style:parent-style-name="Standard">
      <style:paragraph-properties fo:margin-left="0cm" fo:margin-right="-1.3cm" fo:margin-top="0.212cm" fo:margin-bottom="0cm" loext:contextual-spacing="false" fo:line-height="0.423cm" fo:text-align="justify" style:justify-single-word="false" fo:text-indent="0cm" style:auto-text-indent="false" style:text-autospace="none" style:snap-to-layout-grid="false"/>
      <style:text-properties fo:color="#808080" fo:font-size="11pt" style:font-name-asian="標楷體" style:font-size-asian="11pt" style:font-size-complex="11pt"/>
    </style:style>
    <style:style style:name="P41" style:family="paragraph" style:parent-style-name="Standard">
      <style:paragraph-properties fo:margin-left="0cm" fo:margin-right="-1.3cm" fo:margin-top="0.212cm" fo:margin-bottom="0cm" loext:contextual-spacing="false" fo:line-height="0.423cm" fo:text-indent="0cm" style:auto-text-indent="false" style:text-autospace="none" style:snap-to-layout-grid="false"/>
      <style:text-properties fo:font-size="11pt" style:font-name-asian="標楷體" style:font-size-asian="11pt" style:font-name-complex="標楷體" style:font-size-complex="11pt"/>
    </style:style>
    <style:style style:name="P42" style:family="paragraph" style:parent-style-name="Standard">
      <style:paragraph-properties fo:margin-left="0cm" fo:margin-right="-1.3cm" fo:margin-top="0.212cm" fo:margin-bottom="0cm" loext:contextual-spacing="false" fo:line-height="0.423cm" fo:text-indent="0cm" style:auto-text-indent="false" style:text-autospace="none" style:snap-to-layout-grid="false"/>
      <style:text-properties fo:font-size="11pt" style:font-name-asian="標楷體" style:font-size-asian="11pt" style:font-size-complex="11pt"/>
    </style:style>
    <style:style style:name="P43" style:family="paragraph" style:parent-style-name="Standard">
      <style:paragraph-properties fo:margin-left="0cm" fo:margin-right="-1.3cm" fo:margin-top="0.212cm" fo:margin-bottom="0cm" loext:contextual-spacing="false" fo:line-height="0.423cm" fo:text-indent="0cm" style:auto-text-indent="false" style:text-autospace="none" style:snap-to-layout-grid="false"/>
    </style:style>
    <style:style style:name="P44" style:family="paragraph" style:parent-style-name="Standard">
      <style:paragraph-properties fo:margin-left="0cm" fo:margin-right="-1.3cm" fo:margin-top="0.212cm" fo:margin-bottom="0cm" loext:contextual-spacing="false" fo:text-align="justify" style:justify-single-word="false" fo:text-indent="0.212cm" style:auto-text-indent="false" style:text-autospace="none" style:snap-to-layout-grid="false"/>
      <style:text-properties style:font-name-asian="標楷體"/>
    </style:style>
    <style:style style:name="P45" style:family="paragraph" style:parent-style-name="Standard">
      <style:paragraph-properties fo:margin-left="0cm" fo:margin-right="-1.3cm" fo:margin-top="0.212cm" fo:margin-bottom="0cm" loext:contextual-spacing="false" fo:text-indent="1.693cm" style:auto-text-indent="false" style:text-autospace="none" style:snap-to-layout-grid="false"/>
    </style:style>
    <style:style style:name="P46" style:family="paragraph" style:parent-style-name="Standard">
      <style:paragraph-properties fo:margin-left="0cm" fo:margin-right="0cm" style:line-height-at-least="0.106cm" fo:text-indent="-0.318cm" style:auto-text-indent="false"/>
    </style:style>
    <style:style style:name="P47" style:family="paragraph" style:parent-style-name="Standard">
      <style:paragraph-properties fo:margin-left="0.572cm" fo:margin-right="0cm" style:line-height-at-least="0.106cm" fo:text-indent="-0.889cm" style:auto-text-indent="false"/>
    </style:style>
    <style:style style:name="P48" style:family="paragraph" style:parent-style-name="Standard">
      <style:paragraph-properties fo:margin-left="-0.026cm" fo:margin-right="0cm" style:line-height-at-least="0.106cm" fo:text-indent="-0.291cm" style:auto-text-indent="false"/>
      <style:text-properties fo:font-size="11pt" style:font-name-asian="標楷體" style:font-size-asian="11pt" style:font-size-complex="11pt"/>
    </style:style>
    <style:style style:name="P49" style:family="paragraph" style:parent-style-name="Standard">
      <style:paragraph-properties fo:margin-left="-0.102cm" fo:margin-right="0cm" style:line-height-at-least="0.106cm" fo:text-align="justify" style:justify-single-word="false" fo:text-indent="-0.194cm" style:auto-text-indent="false"/>
      <style:text-properties fo:font-size="11pt" style:font-name-asian="標楷體" style:font-size-asian="11pt" style:font-size-complex="11pt"/>
    </style:style>
    <style:style style:name="P50" style:family="paragraph" style:parent-style-name="Standard">
      <style:paragraph-properties fo:margin-left="0cm" fo:margin-right="0.988cm" fo:text-indent="0cm" style:auto-text-indent="false"/>
    </style:style>
    <style:style style:name="T1" style:family="text">
      <style:text-properties style:font-name-asian="標楷體"/>
    </style:style>
    <style:style style:name="T2" style:family="text">
      <style:text-properties style:font-name-asian="標楷體" style:font-name-complex="標楷體"/>
    </style:style>
    <style:style style:name="T3" style:family="text">
      <style:text-properties style:font-name-asian="標楷體" style:font-name-complex="標楷體"/>
    </style:style>
    <style:style style:name="T4" style:family="text">
      <style:text-properties style:font-name-asian="標楷體"/>
    </style:style>
    <style:style style:name="T5" style:family="text">
      <style:text-properties style:font-name-asian="標楷體"/>
    </style:style>
    <style:style style:name="T6" style:family="text">
      <style:text-properties style:font-name-asian="標楷體"/>
    </style:style>
    <style:style style:name="T7" style:family="text">
      <style:text-properties style:font-name-asian="標楷體" style:font-weight-complex="bold"/>
    </style:style>
    <style:style style:name="T8" style:family="text">
      <style:text-properties style:font-name-asian="Times New Roman"/>
    </style:style>
    <style:style style:name="T9" style:family="text">
      <style:text-properties style:font-name-asian="Times New Roman"/>
    </style:style>
    <style:style style:name="T10" style:family="text">
      <style:text-properties fo:font-size="10pt" style:font-name-asian="標楷體" style:font-size-asian="10pt"/>
    </style:style>
    <style:style style:name="T11" style:family="text">
      <style:text-properties fo:font-size="10pt" style:font-name-asian="Times New Roman" style:font-size-asian="10pt"/>
    </style:style>
    <style:style style:name="T12" style:family="text">
      <style:text-properties fo:color="#a6a6a6" fo:font-size="10pt" style:font-name-asian="標楷體" style:font-size-asian="10pt" style:font-name-complex="標楷體" style:font-size-complex="10pt"/>
    </style:style>
    <style:style style:name="T13" style:family="text">
      <style:text-properties fo:color="#a6a6a6" style:font-size-complex="10pt"/>
    </style:style>
    <style:style style:name="T14" style:family="text">
      <style:text-properties fo:font-size="12pt" style:font-name-asian="標楷體" style:font-size-asian="12pt"/>
    </style:style>
    <style:style style:name="T15" style:family="text">
      <style:text-properties fo:background-color="#d8d8d8" loext:char-shading-value="0" style:font-name-asian="標楷體" style:font-name-complex="標楷體"/>
    </style:style>
    <style:style style:name="T16" style:family="text">
      <style:text-properties style:font-name-asian="文鼎粗黑"/>
    </style:style>
    <style:style style:name="T17" style:family="text">
      <style:text-properties style:font-name-asian="文鼎粗黑"/>
    </style:style>
    <style:style style:name="T18" style:family="text">
      <style:text-properties style:text-underline-style="solid" style:text-underline-width="auto" style:text-underline-color="font-color" style:font-name-asian="Times New Roman"/>
    </style:style>
    <style:style style:name="T19" style:family="text">
      <style:text-properties style:text-underline-style="solid" style:text-underline-width="auto" style:text-underline-color="font-color" style:font-name-asian="標楷體"/>
    </style:style>
    <style:style style:name="T20" style:family="text">
      <style:text-properties fo:font-weight="bold" style:font-name-asian="標楷體" style:font-weight-asian="bold"/>
    </style:style>
    <style:style style:name="T21" style:family="text">
      <style:text-properties fo:font-weight="bold" style:font-name-asian="標楷體" style:font-weight-asian="bold"/>
    </style:style>
    <style:style style:name="T22" style:family="text">
      <style:text-properties fo:font-weight="bold" style:font-name-asian="Times New Roman" style:font-weight-asian="bold"/>
    </style:style>
    <style:style style:name="T23" style:family="text">
      <style:text-properties fo:font-size="14pt" fo:font-weight="bold" style:font-name-asian="標楷體" style:font-size-asian="14pt" style:font-weight-asian="bold" style:font-name-complex="標楷體" style:font-size-complex="14pt"/>
    </style:style>
    <style:style style:name="T24" style:family="text">
      <style:text-properties fo:font-size="14pt" fo:font-weight="bold" style:font-name-asian="標楷體" style:font-size-asian="14pt" style:font-weight-asian="bold" style:font-size-complex="14pt"/>
    </style:style>
    <style:style style:name="T25" style:family="text">
      <style:text-properties fo:font-size="14pt" fo:font-weight="bold" style:font-name-asian="Times New Roman" style:font-size-asian="14pt" style:font-weight-asian="bold" style:font-size-complex="14pt"/>
    </style:style>
    <style:style style:name="T26" style:family="text">
      <style:text-properties fo:font-size="14pt" style:font-name-asian="標楷體" style:font-size-asian="14pt" style:font-name-complex="標楷體" style:font-size-complex="14pt"/>
    </style:style>
    <style:style style:name="T27" style:family="text">
      <style:text-properties fo:font-size="14pt" style:font-name-asian="標楷體" style:font-size-asian="14pt" style:font-size-complex="14pt"/>
    </style:style>
    <style:style style:name="T28" style:family="text">
      <style:text-properties fo:font-size="14pt" style:font-name-asian="Times New Roman" style:font-size-asian="14pt" style:font-size-complex="14pt"/>
    </style:style>
    <style:style style:name="T29" style:family="text">
      <style:text-properties fo:font-size="14pt" style:text-underline-style="solid" style:text-underline-width="auto" style:text-underline-color="font-color" style:font-name-asian="Times New Roman" style:font-size-asian="14pt" style:font-size-complex="14pt"/>
    </style:style>
    <style:style style:name="T30" style:family="text">
      <style:text-properties fo:color="#808080" style:font-name-asian="標楷體"/>
    </style:style>
    <style:style style:name="T31" style:family="text">
      <style:text-properties fo:color="#808080" style:font-name-asian="標楷體" style:font-name-complex="標楷體"/>
    </style:style>
    <style:style style:name="T32" style:family="text">
      <style:text-properties fo:color="#808080" fo:font-size="11pt" style:font-name-asian="標楷體" style:font-size-asian="11pt" style:font-size-complex="11pt"/>
    </style:style>
    <style:style style:name="T33" style:family="text">
      <style:text-properties fo:color="#808080" fo:font-size="11pt" style:font-name-asian="標楷體" style:font-size-asian="11pt" style:font-name-complex="標楷體" style:font-size-complex="11pt"/>
    </style:style>
    <style:style style:name="T34" style:family="text">
      <style:text-properties fo:font-size="11pt" style:font-name-asian="標楷體" style:font-size-asian="11pt" style:font-name-complex="標楷體" style:font-size-complex="11pt"/>
    </style:style>
    <style:style style:name="T35" style:family="text">
      <style:text-properties fo:font-size="11pt" style:font-name-asian="標楷體" style:font-size-asian="11pt" style:font-size-complex="11pt"/>
    </style:style>
    <style:style style:name="T36" style:family="text">
      <style:text-properties fo:font-size="11pt" style:font-name-asian="Times New Roman" style:font-size-asian="11pt" style:font-size-complex="11pt"/>
    </style:style>
    <style:style style:name="T37" style:family="text">
      <style:text-properties fo:font-size="16pt" fo:font-weight="bold" style:font-name-asian="標楷體" style:font-size-asian="16pt" style:font-weight-asian="bold" style:font-size-complex="16pt"/>
    </style:style>
    <style:style style:name="T38" style:family="text">
      <style:text-properties style:font-name="文鼎粗黑" fo:font-size="14pt" fo:font-weight="bold" style:font-name-asian="文鼎粗黑" style:font-size-asian="14pt" style:font-weight-asian="bold" style:font-name-complex="新細明體" style:font-weight-complex="bold"/>
    </style:style>
    <style:style style:name="T39" style:family="text">
      <style:text-properties style:font-name="文鼎粗黑" fo:font-size="14pt" fo:font-weight="bold" style:font-name-asian="文鼎粗黑" style:font-size-asian="14pt" style:font-weight-asian="bold" style:font-name-complex="Courier" style:font-weight-complex="bold"/>
    </style:style>
    <style:style style:name="T40" style:family="text"/>
    <style:style style:name="fr1" style:family="graphic" style:parent-style-name="Frame">
      <style:graphic-properties fo:margin-left="0.318cm" fo:margin-right="0.318cm" style:wrap="parallel" style:number-wrapped-paragraphs="no-limit" style:vertical-pos="from-top" style:vertical-rel="page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5"><text:span text:style-name="T2">學</text:span><text:span text:style-name="T8"> <text:s text:c="3"/></text:span><text:span text:style-name="T2">院</text:span></text:p>
          </table:table-cell>
          <table:table-cell table:style-name="表格1.B1" office:value-type="string">
            <text:p text:style-name="P7"/>
          </table:table-cell>
          <table:table-cell table:style-name="表格1.C1" office:value-type="string">
            <text:p text:style-name="P9">系所名稱</text:p>
          </table:table-cell>
          <table:table-cell table:style-name="表格1.D1" office:value-type="string">
            <text:p text:style-name="P7"/>
          </table:table-cell>
        </table:table-row>
        <table:table-row table:style-name="表格1.2">
          <table:table-cell table:style-name="表格1.A2" table:number-rows-spanned="2" office:value-type="string">
            <text:p text:style-name="P9">活動名稱</text:p>
          </table:table-cell>
          <table:table-cell table:style-name="表格1.B2" table:number-rows-spanned="2" office:value-type="string">
            <text:p text:style-name="P7"/>
          </table:table-cell>
          <table:table-cell table:style-name="表格1.C2" table:number-rows-spanned="2" office:value-type="string">
            <text:p text:style-name="P9">實際參與</text:p>
            <text:p text:style-name="P9">人數</text:p>
          </table:table-cell>
          <table:table-cell table:style-name="表格1.D2" office:value-type="string">
            <text:p text:style-name="P31"><text:span text:style-name="T2">校</text:span><text:span text:style-name="T8"> <text:s/></text:span><text:span text:style-name="T2">友：　　　人（請詳填簽到表）</text:span></text:p>
          </table:table-cell>
        </table:table-row>
        <table:table-row table:style-name="表格1.2">
          <table:covered-table-cell/>
          <table:covered-table-cell/>
          <table:covered-table-cell/>
          <table:table-cell table:style-name="表格1.D2" office:value-type="string">
            <text:p text:style-name="P31"><text:span text:style-name="T2">工作人員：</text:span><text:span text:style-name="T8"> <text:s text:c="5"/></text:span><text:span text:style-name="T2">人</text:span></text:p>
          </table:table-cell>
        </table:table-row>
        <table:table-row table:style-name="表格1.2">
          <table:table-cell table:style-name="表格1.A2" office:value-type="string">
            <text:p text:style-name="P9">現任會長姓名</text:p>
          </table:table-cell>
          <table:table-cell table:style-name="表格1.B2" office:value-type="string">
            <text:p text:style-name="P7"/>
          </table:table-cell>
          <table:table-cell table:style-name="表格1.C2" office:value-type="string">
            <text:p text:style-name="P13">新會長姓名</text:p>
          </table:table-cell>
          <table:table-cell table:style-name="表格1.D2" office:value-type="string">
            <text:p text:style-name="P32"/>
            <text:p text:style-name="P33">(若無改選則不必填寫)</text:p>
          </table:table-cell>
        </table:table-row>
        <table:table-row table:style-name="表格1.5">
          <table:table-cell table:style-name="表格1.A2" office:value-type="string">
            <text:p text:style-name="P1">活動執行</text:p>
            <text:p text:style-name="P1">情形概述</text:p>
          </table:table-cell>
          <table:table-cell table:style-name="表格1.B5" table:number-columns-spanned="3" office:value-type="string">
            <text:p text:style-name="P18"/>
            <text:p text:style-name="P6"/>
            <text:p text:style-name="P6"/>
            <text:p text:style-name="P6"/>
            <text:p text:style-name="Standard"><text:span text:style-name="T1">(</text:span><text:span text:style-name="T2">請另詳填</text:span><text:span text:style-name="T15">活動照片說明</text:span><text:span text:style-name="T1">)</text:span></text:p>
          </table:table-cell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9">具體成效</text:p>
          </table:table-cell>
          <table:table-cell table:style-name="表格1.B5" table:number-columns-spanned="3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9">困難問題</text:p>
          </table:table-cell>
          <table:table-cell table:style-name="表格1.B5" table:number-columns-spanned="3" office:value-type="string">
            <text:p text:style-name="P7"/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 table:style-name="表格1.8">
          <table:table-cell table:style-name="表格1.A8" office:value-type="string">
            <text:p text:style-name="P9">建議事項</text:p>
          </table:table-cell>
          <table:table-cell table:style-name="表格1.B8" table:number-columns-spanned="3" office:value-type="string">
            <text:p text:style-name="P7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2"><text:s text:c="2"/></text:p>
      <text:p text:style-name="P23"><text:span text:style-name="T16">(附件二)</text:span></text:p>
      <text:p text:style-name="P19"/>
      <text:p text:style-name="P24"><text:span text:style-name="T1"><text:line-break/></text:span><text:span text:style-name="T2">承</text:span><text:span text:style-name="T8"> </text:span><text:span text:style-name="T2">辦</text:span><text:span text:style-name="T8"> </text:span><text:span text:style-name="T2">人：</text:span><text:span text:style-name="T8"> </text:span><text:span text:style-name="T18"><text:s text:c="22"/></text:span><text:span text:style-name="T8"><text:s text:c="5"/></text:span><text:span text:style-name="T10">年</text:span><text:span text:style-name="T11"> <text:s text:c="3"/></text:span><text:span text:style-name="T10">月</text:span><text:span text:style-name="T11"> <text:s text:c="4"/></text:span><text:span text:style-name="T10">日</text:span><text:span text:style-name="T11"> <text:s text:c="2"/></text:span><text:span text:style-name="T2">分機：</text:span><text:span text:style-name="T18"> <text:s text:c="15"/></text:span></text:p>
      <text:p text:style-name="P21"/>
      <text:p text:style-name="P24"><text:span text:style-name="T2">系所主管：</text:span><text:span text:style-name="T8"> </text:span><text:span text:style-name="T18"><text:s text:c="22"/></text:span><text:span text:style-name="T8"><text:s/></text:span><text:span text:style-name="T11"><text:s text:c="5"/></text:span><text:span text:style-name="T10">年</text:span><text:span text:style-name="T11"> <text:s text:c="3"/></text:span><text:span text:style-name="T10">月</text:span><text:span text:style-name="T11"> <text:s text:c="4"/></text:span><text:span text:style-name="T10">日</text:span></text:p>
      <text:p text:style-name="P21"/>
      <text:p text:style-name="P24"><text:span text:style-name="T2">院</text:span><text:span text:style-name="T8"> <text:s text:c="3"/></text:span><text:span text:style-name="T2">長：</text:span><text:span text:style-name="T8"> </text:span><text:span text:style-name="T18"><text:s text:c="22"/></text:span><text:span text:style-name="T8"><text:s text:c="5"/></text:span><text:span text:style-name="T10">年</text:span><text:span text:style-name="T11"> <text:s text:c="3"/></text:span><text:span text:style-name="T10">月</text:span><text:span text:style-name="T11"> <text:s text:c="4"/></text:span><text:span text:style-name="T10">日</text:span><text:span text:style-name="T8"> <text:s text:c="3"/></text:span></text:p>
      <text:p text:style-name="P22"><text:s text:c="2"/></text:p>
      <text:p text:style-name="P16"/>
      <text:list xml:id="list1157390630" text:style-name="WW8Num2">
        <text:list-item>
          <text:p text:style-name="P25"><text:span text:style-name="T1">請詳填成果報告書之各項內容</text:span><text:span text:style-name="T7">，</text:span><text:span text:style-name="T1">於</text:span><text:span text:style-name="T20">107年12月</text:span><text:span text:style-name="T20">21</text:span><text:span text:style-name="T20">日(星期</text:span><text:span text:style-name="T20">五</text:span><text:span text:style-name="T20">)前</text:span><text:span text:style-name="T1">擲交公共事務室(野聲樓YP103室)，</text:span><text:span text:style-name="T1">謝謝。</text:span></text:p>
        </text:list-item>
        <text:list-item>
          <text:p text:style-name="P25"><text:span text:style-name="T1">業務承辦人：</text:span><text:span text:style-name="T1">張榮盈</text:span><text:span text:style-name="T8"> <text:s/></text:span><text:span text:style-name="T1">分機：3</text:span><text:span text:style-name="T1">068</text:span><text:span text:style-name="T1">。</text:span><text:span text:style-name="T8"> </text:span></text:p>
        </text:list-item>
      </text:list>
      <text:p text:style-name="P19"><text:soft-page-break/>(附件二)</text:p>
      <text:p text:style-name="P17"/>
      <text:p text:style-name="P44"/>
      <text:p text:style-name="P46"><draw:frame draw:style-name="fr1" draw:name="訊框1" text:anchor-type="paragraph" svg:y="4.128cm" svg:width="15.448cm" draw:z-index="0"><draw:text-box fo:min-height="0.058cm"><table:table table:name="表格2" table:style-name="表格2"><table:table-column table:style-name="表格2.A"/><table:table-column table:style-name="表格2.B"/><table:table-row table:style-name="表格2.1"><table:table-cell table:style-name="表格2.A1" table:number-columns-spanned="2" office:value-type="string"><text:p text:style-name="P26"><text:span text:style-name="T23">活</text:span><text:span text:style-name="T25"> <text:s/></text:span><text:span text:style-name="T23">動</text:span><text:span text:style-name="T25"> <text:s/></text:span><text:span text:style-name="T23">照　片　說　明</text:span></text:p></table:table-cell><table:covered-table-cell/></table:table-row><table:table-row table:style-name="表格2.2"><table:table-cell table:style-name="表格2.A2" office:value-type="string"><text:p text:style-name="P34"/><text:p text:style-name="P35"/><text:p text:style-name="P45"><text:span text:style-name="T30">(</text:span><text:span text:style-name="T31">活動照片圖檔</text:span><text:span text:style-name="T30">)</text:span></text:p><text:p text:style-name="P36"/><text:p text:style-name="P35"/></table:table-cell><table:table-cell table:style-name="表格2.B2" office:value-type="string"><text:p text:style-name="P43"><text:span text:style-name="T34">檔案名稱：</text:span><text:span text:style-name="T36"> <text:s text:c="16"/></text:span></text:p><text:p text:style-name="P43"><text:span text:style-name="T34">拍攝時間：</text:span><text:span text:style-name="T36"> <text:s/></text:span><text:span text:style-name="T34">　　　　　　　</text:span></text:p><text:p text:style-name="P43"><text:span text:style-name="T34">地</text:span><text:span text:style-name="T36"> <text:s text:c="3"/></text:span><text:span text:style-name="T34">點：</text:span></text:p><text:p text:style-name="P41">照片敘述：</text:p><text:p text:style-name="P42"/><text:p text:style-name="P43"><text:span text:style-name="T34">人　　物：</text:span><text:span text:style-name="T32">(</text:span><text:span text:style-name="T33">由左至右</text:span><text:span text:style-name="T32">)</text:span></text:p><text:p text:style-name="P39"/></table:table-cell></table:table-row><table:table-row table:style-name="表格2.2"><table:table-cell table:style-name="表格2.A3" office:value-type="string"><text:p text:style-name="P37"/><text:p text:style-name="P37"/><text:p text:style-name="P45"><text:span text:style-name="T30">(</text:span><text:span text:style-name="T31">活動照片圖檔</text:span><text:span text:style-name="T30">)</text:span></text:p><text:p text:style-name="P38"/></table:table-cell><table:table-cell table:style-name="表格2.B3" office:value-type="string"><text:p text:style-name="P43"><text:span text:style-name="T34">檔案名稱：</text:span><text:span text:style-name="T36"> <text:s text:c="16"/></text:span></text:p><text:p text:style-name="P43"><text:span text:style-name="T34">拍攝時間：</text:span><text:span text:style-name="T36"> <text:s/></text:span><text:span text:style-name="T34">　　　　　　　</text:span></text:p><text:p text:style-name="P43"><text:span text:style-name="T34">地</text:span><text:span text:style-name="T36"> <text:s text:c="3"/></text:span><text:span text:style-name="T34">點：</text:span></text:p><text:p text:style-name="P41">照片敘述：</text:p><text:p text:style-name="P42"/><text:p text:style-name="P43"><text:span text:style-name="T34">人　　物：</text:span><text:span text:style-name="T32">(</text:span><text:span text:style-name="T33">由左至右</text:span><text:span text:style-name="T32">)</text:span></text:p><text:p text:style-name="P40"/></table:table-cell></table:table-row><table:table-row table:style-name="表格2.2"><table:table-cell table:style-name="表格2.A4" office:value-type="string"><text:p text:style-name="P35"/><text:p text:style-name="P35"/><text:p text:style-name="P45"><text:span text:style-name="T30">(</text:span><text:span text:style-name="T31">活動照片圖檔</text:span><text:span text:style-name="T30">)</text:span></text:p><text:p text:style-name="P36"/><text:p text:style-name="P35"/></table:table-cell><table:table-cell table:style-name="表格2.B4" office:value-type="string"><text:p text:style-name="P43"><text:span text:style-name="T34">檔案名稱：</text:span><text:span text:style-name="T36"> <text:s text:c="16"/></text:span></text:p><text:p text:style-name="P43"><text:span text:style-name="T34">拍攝時間：</text:span><text:span text:style-name="T36"> <text:s/></text:span><text:span text:style-name="T34">　　　　　　　</text:span></text:p><text:p text:style-name="P43"><text:span text:style-name="T34">地</text:span><text:span text:style-name="T36"> <text:s text:c="3"/></text:span><text:span text:style-name="T34">點：</text:span></text:p><text:p text:style-name="P41">照片敘述：</text:p><text:p text:style-name="P42"/><text:p text:style-name="P43"><text:span text:style-name="T34">人　　物：</text:span><text:span text:style-name="T32">(</text:span><text:span text:style-name="T33">由左至右</text:span><text:span text:style-name="T32">)</text:span></text:p><text:p text:style-name="P39"/></table:table-cell></table:table-row><table:table-row table:style-name="表格2.2"><table:table-cell table:style-name="表格2.A5" office:value-type="string"><text:p text:style-name="P35"/><text:p text:style-name="P35"/><text:p text:style-name="P45"><text:span text:style-name="T30">(</text:span><text:span text:style-name="T31">活動照片圖檔</text:span><text:span text:style-name="T30">)</text:span></text:p><text:p text:style-name="P36"/><text:p text:style-name="P35"/></table:table-cell><table:table-cell table:style-name="表格2.B5" office:value-type="string"><text:p text:style-name="P43"><text:span text:style-name="T34">檔案名稱：</text:span><text:span text:style-name="T36"> <text:s text:c="16"/></text:span></text:p><text:p text:style-name="P43"><text:span text:style-name="T34">拍攝時間：</text:span><text:span text:style-name="T36"> <text:s/></text:span><text:span text:style-name="T34">　　　　　　　</text:span></text:p><text:p text:style-name="P43"><text:span text:style-name="T34">地</text:span><text:span text:style-name="T36"> <text:s text:c="3"/></text:span><text:span text:style-name="T34">點：</text:span></text:p><text:p text:style-name="P41">照片敘述：</text:p><text:p text:style-name="P42"/><text:p text:style-name="P43"><text:span text:style-name="T34">人　　物：</text:span><text:span text:style-name="T32">(</text:span><text:span text:style-name="T33">由左至右</text:span><text:span text:style-name="T32">)</text:span></text:p><text:p text:style-name="P39"/></table:table-cell></table:table-row></table:table></draw:text-box></draw:frame><text:span text:style-name="T2">註：</text:span><text:span text:style-name="T1">請將照片電子檔</text:span><text:span text:style-name="T8"> </text:span><text:span text:style-name="T1">(350dpi以上之jpg圖檔)</text:span><text:span text:style-name="T20">e-mail至公共事務室</text:span></text:p>
      <text:p text:style-name="P47"><text:span text:style-name="T22"><text:s text:c="4"/></text:span><text:span text:style-name="T1">(電子信箱：</text:span><text:a xlink:type="simple" xlink:href="mailto:053433@mail.fju.edu.tw" text:style-name="Internet_20_link" text:visited-style-name="Visited_20_Internet_20_Link"><text:span text:style-name="Internet_20_link"><text:span text:style-name="T1">053433@mail.fju.edu.tw</text:span></text:span></text:a><text:span text:style-name="T1"> ，承辦人：</text:span><text:span text:style-name="T1">張榮盈</text:span><text:span text:style-name="T1">，分機：3</text:span><text:span text:style-name="T1">068</text:span><text:span text:style-name="T1">)；若本表不敷使用請自</text:span><text:span text:style-name="T8"> </text:span><text:span text:style-name="T1">行加頁。</text:span></text:p>
      <text:p text:style-name="P48"/>
      <text:p text:style-name="P23"><text:span text:style-name="T8"><text:s/></text:span><text:span text:style-name="T16">(附件二)</text:span></text:p>
      <text:p text:style-name="P49"><text:soft-page-break/></text:p>
      <text:p text:style-name="P50"><draw:frame draw:style-name="fr1" draw:name="訊框2" text:anchor-type="paragraph" svg:y="3.697cm" svg:width="15.418cm" draw:z-index="1"><draw:text-box fo:min-height="0.058cm"><table:table table:name="表格3" table:style-name="表格3"><table:table-column table:style-name="表格3.A"/><table:table-column table:style-name="表格3.B"/><table:table-column table:style-name="表格3.C"/><table:table-column table:style-name="表格3.D"/><table:table-row table:style-name="表格3.1"><table:table-cell table:style-name="表格3.A1" table:number-columns-spanned="4" office:value-type="string"><text:p text:style-name="P30">『校友返校日』簽到表</text:p></table:table-cell><table:covered-table-cell/><table:covered-table-cell/><table:covered-table-cell/></table:table-row><table:table-row table:style-name="表格3.1"><table:table-cell table:style-name="表格3.A2" office:value-type="string"><text:p text:style-name="P27"><text:span text:style-name="T26">姓</text:span><text:span text:style-name="T28"> <text:s/></text:span><text:span text:style-name="T26">名</text:span></text:p></table:table-cell><table:table-cell table:style-name="表格3.B2" office:value-type="string"><text:p text:style-name="P28">畢業年</text:p></table:table-cell><table:table-cell table:style-name="表格3.B2" office:value-type="string"><text:p text:style-name="P28">聯絡電話</text:p></table:table-cell><table:table-cell table:style-name="表格3.D2" office:value-type="string"><text:p text:style-name="P27"><text:span text:style-name="T26">電</text:span><text:span text:style-name="T28"> </text:span><text:span text:style-name="T26">子</text:span><text:span text:style-name="T28"> </text:span><text:span text:style-name="T26">信</text:span><text:span text:style-name="T28"> </text:span><text:span text:style-name="T26">箱</text:span></text:p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2" office:value-type="string"><text:p text:style-name="P29"/></table:table-cell><table:table-cell table:style-name="表格3.B2" office:value-type="string"><text:p text:style-name="P29"/></table:table-cell><table:table-cell table:style-name="表格3.B2" office:value-type="string"><text:p text:style-name="P29"/></table:table-cell><table:table-cell table:style-name="表格3.D2" office:value-type="string"><text:p text:style-name="P29"/></table:table-cell></table:table-row><table:table-row table:style-name="表格3.1"><table:table-cell table:style-name="表格3.A18" office:value-type="string"><text:p text:style-name="P29"/></table:table-cell><table:table-cell table:style-name="表格3.B18" office:value-type="string"><text:p text:style-name="P29"/></table:table-cell><table:table-cell table:style-name="表格3.B18" office:value-type="string"><text:p text:style-name="P29"/></table:table-cell><table:table-cell table:style-name="表格3.D18" office:value-type="string"><text:p text:style-name="P29"/></table:table-cell></table:table-row></table:table></draw:text-box></draw:frame><text:span text:style-name="T26">系別：</text:span><text:span text:style-name="T29"> <text:s text:c="17"/></text:span><text:span text:style-name="T28"><text:s text:c="27"/></text:span><text:span text:style-name="T16">(附件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全真中仿宋" svg:font-family="全真中仿宋, 新細明體" style:font-family-generic="modern"/>
    <style:font-face style:name="文鼎粗黑" svg:font-family="文鼎粗黑, 'Arial Unicode MS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style:line-height-at-least="0.635cm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name-asian="細明體" style:font-family-asian="細明體, MingLiU" style:font-family-generic-asian="modern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全真中仿宋" fo:font-family="全真中仿宋, 新細明體" style:font-family-generic="modern" fo:font-size="12pt" style:font-name-asian="全真中仿宋" style:font-family-asian="全真中仿宋, 新細明體" style:font-family-generic-asian="modern" style:font-size-asian="12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text-line-through-style="none" style:text-line-through-type="none" style:font-name="全真中仿宋" fo:font-family="全真中仿宋, 新細明體" style:font-family-generic="modern" fo:font-size="10pt" fo:font-style="normal" style:text-underline-style="none" fo:font-weight="normal" style:font-name-asian="全真中仿宋" style:font-family-asian="全真中仿宋, 新細明體" style:font-family-generic-asian="modern" style:font-size-asian="10pt" style:font-style-asian="normal" style:font-weight-asian="normal"/>
    </style:style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預設段落字型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※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標楷體"/>
      </text:list-level-style-bullet>
      <text:list-level-style-bullet text:level="2" text:style-name="WW8Num2z1" style:num-suffix="." text:bullet-char="">
        <style:list-level-properties text:list-level-position-and-space-mode="label-alignment">
          <style:list-level-label-alignment text:label-followed-by="listtab" text:list-tab-stop-position="1.376cm" fo:text-indent="-0.847cm" fo:margin-left="1.376cm"/>
        </style:list-level-properties>
        <style:text-properties style:font-name="Wingdings"/>
      </text:list-level-style-bullet>
      <text:list-level-style-bullet text:level="3" text:style-name="WW8Num2z1" style:num-suffix="." text:bullet-char="">
        <style:list-level-properties text:list-level-position-and-space-mode="label-alignment">
          <style:list-level-label-alignment text:label-followed-by="listtab" text:list-tab-stop-position="2.223cm" fo:text-indent="-0.847cm" fo:margin-left="2.223cm"/>
        </style:list-level-properties>
        <style:text-properties style:font-name="Wingdings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text:list-tab-stop-position="3.069cm" fo:text-indent="-0.847cm" fo:margin-left="3.069cm"/>
        </style:list-level-properties>
        <style:text-properties style:font-name="Wingdings"/>
      </text:list-level-style-bullet>
      <text:list-level-style-bullet text:level="5" text:style-name="WW8Num2z1" style:num-suffix="." text:bullet-char="">
        <style:list-level-properties text:list-level-position-and-space-mode="label-alignment">
          <style:list-level-label-alignment text:label-followed-by="listtab" text:list-tab-stop-position="3.916cm" fo:text-indent="-0.847cm" fo:margin-left="3.916cm"/>
        </style:list-level-properties>
        <style:text-properties style:font-name="Wingdings"/>
      </text:list-level-style-bullet>
      <text:list-level-style-bullet text:level="6" text:style-name="WW8Num2z1" style:num-suffix="." text:bullet-char="">
        <style:list-level-properties text:list-level-position-and-space-mode="label-alignment">
          <style:list-level-label-alignment text:label-followed-by="listtab" text:list-tab-stop-position="4.763cm" fo:text-indent="-0.847cm" fo:margin-left="4.763cm"/>
        </style:list-level-properties>
        <style:text-properties style:font-name="Wingdings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text:list-tab-stop-position="5.609cm" fo:text-indent="-0.847cm" fo:margin-left="5.609cm"/>
        </style:list-level-properties>
        <style:text-properties style:font-name="Wingdings"/>
      </text:list-level-style-bullet>
      <text:list-level-style-bullet text:level="8" text:style-name="WW8Num2z1" style:num-suffix="." text:bullet-char="">
        <style:list-level-properties text:list-level-position-and-space-mode="label-alignment">
          <style:list-level-label-alignment text:label-followed-by="listtab" text:list-tab-stop-position="6.456cm" fo:text-indent="-0.847cm" fo:margin-left="6.456cm"/>
        </style:list-level-properties>
        <style:text-properties style:font-name="Wingdings"/>
      </text:list-level-style-bullet>
      <text:list-level-style-bullet text:level="9" text:style-name="WW8Num2z1" style:num-suffix="." text:bullet-char="">
        <style:list-level-properties text:list-level-position-and-space-mode="label-alignment">
          <style:list-level-label-alignment text:label-followed-by="listtab" text:list-tab-stop-position="7.303cm" fo:text-indent="-0.847cm" fo:margin-left="7.3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□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全真中仿宋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※">
        <style:list-level-properties text:list-level-position-and-space-mode="label-alignment">
          <style:list-level-label-alignment text:label-followed-by="listtab" fo:text-indent="-0.635cm" fo:margin-left="0.318cm"/>
        </style:list-level-properties>
        <style:text-properties style:font-name="新細明體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text:list-tab-stop-position="0.741cm" fo:text-indent="-0.847cm" fo:margin-left="0.741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text:list-tab-stop-position="1.588cm" fo:text-indent="-0.847cm" fo:margin-left="1.588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text:list-tab-stop-position="2.434cm" fo:text-indent="-0.847cm" fo:margin-left="2.434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text:list-tab-stop-position="3.281cm" fo:text-indent="-0.847cm" fo:margin-left="3.281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text:list-tab-stop-position="4.128cm" fo:text-indent="-0.847cm" fo:margin-left="4.128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text:list-tab-stop-position="4.974cm" fo:text-indent="-0.847cm" fo:margin-left="4.974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text:list-tab-stop-position="5.821cm" fo:text-indent="-0.847cm" fo:margin-left="5.821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text:list-tab-stop-position="6.668cm" fo:text-indent="-0.847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文鼎粗黑" fo:font-size="14pt" fo:font-weight="bold" style:font-name-asian="文鼎粗黑" style:font-size-asian="14pt" style:font-weight-asian="bold" style:font-name-complex="新細明體" style:font-weight-complex="bold"/>
    </style:style>
    <style:style style:name="MT2" style:family="text">
      <style:text-properties style:font-name="文鼎粗黑" fo:font-size="14pt" fo:font-weight="bold" style:font-name-asian="文鼎粗黑" style:font-size-asian="14pt" style:font-weight-asian="bold" style:font-name-complex="Courier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1.501cm" fo:margin-bottom="1.75cm" fo:margin-left="2.501cm" fo:margin-right="2.591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bottom="0.3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輔仁大學 107學年度「校友返校日」</text:span><text:span text:style-name="MT2">成果報告書 <text:s text:c="2"/></text:span></text:p>
      </style:header>
      <style:footer>
        <text:p text:style-name="MP2">第<text:span text:style-name="Page_20_Number">2-</text:span><text:span text:style-name="Page_20_Number"><text:page-number text:select-page="current">3</text:page-number></text:span><text:span text:style-name="Page_20_Number">頁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成果報告</dc:title>
    <meta:initial-creator>USER</meta:initial-creator>
    <meta:creation-date>2011-09-01T19:36:00</meta:creation-date>
    <dc:creator>user</dc:creator>
    <dc:date>2018-11-02T14:06:00</dc:date>
    <meta:print-date>2015-09-30T10:16:00</meta:print-date>
    <meta:editing-cycles>26</meta:editing-cycles>
    <meta:editing-duration>PT1H26M</meta:editing-duration>
    <meta:document-statistic meta:table-count="3" meta:image-count="0" meta:object-count="0" meta:page-count="3" meta:paragraph-count="61" meta:word-count="445" meta:character-count="860" meta:non-whitespace-character-count="499"/>
    <meta:generator>LibreOffice/5.3.7.2$Windows_X86_64 LibreOffice_project/6b8ed514a9f8b44d37a1b96673cbbdd077e24059</meta:generator>
  </office:meta>
</office:document-meta>
</file>